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Excelente enfoque! Establecer objetivos concretos en la lucha entre Elara y Morgerathus no solo le da dirección y tensión narrativa a la historia, sino que también permite introducir misterios, obstáculos, traiciones y revelaciones. A continuación te propongo una lista de <text:span text:style-name="Strong_20_Emphasis">objetivos clave</text:span> para ambos bandos, con ideas que se pueden distribuir a lo largo de los capítulos:</text:p>
      <text:p text:style-name="Horizontal_20_Line"/>
      <text:h text:style-name="Heading_20_3" text:outline-level="3">🎯 <text:span text:style-name="Strong_20_Emphasis">Objetivo Principal</text:span></text:h>
      <text:p text:style-name="Text_20_body"><text:span text:style-name="Strong_20_Emphasis">Desbloquear el Códice de Rainland.</text:span><text:line-break/>El Códice está sellado por una poderosa magia ancestral que impide su lectura. Solo un elegido podrá abrirlo, y para eso deberá reunir una serie de <text:span text:style-name="Strong_20_Emphasis">elementos mágicos y simbólicos</text:span>. Estos elementos pueden ser objetos, conocimientos, símbolos antiguos, o virtudes desarrolladas por el personaje.</text:p>
      <text:p text:style-name="Horizontal_20_Line"/>
      <text:h text:style-name="Heading_20_3" text:outline-level="3">🧩 <text:span text:style-name="Strong_20_Emphasis">Elementos necesarios para desbloquear el Códice (puedes elegir 5 a 7)</text:span></text:h>
      <text:list xml:id="list1662679017" text:style-name="L1">
        <text:list-item>
          <text:p text:style-name="P1"><text:span text:style-name="Strong_20_Emphasis">La Llave de los Ecos</text:span><text:line-break/>Un objeto escondido en una cueva encantada, custodiado por los espíritus de los antiguos sabios. Solo quien escuche con el corazón podrá encontrarla.</text:p>
        </text:list-item>
        <text:list-item>
          <text:p text:style-name="P1"><text:span text:style-name="Strong_20_Emphasis">El Fragmento de Luz Eterna</text:span><text:line-break/>Una piedra luminosa que solo puede obtenerse tras pasar una prueba de pureza espiritual en una montaña sagrada.</text:p>
        </text:list-item>
        <text:list-item>
          <text:p text:style-name="P1"><text:span text:style-name="Strong_20_Emphasis">La Pluma de Skira</text:span><text:line-break/>Una pluma especial de Skira, desprendida durante un acto de sacrificio. Representa la lealtad y la unión entre seres distintos.</text:p>
        </text:list-item>
        <text:list-item>
          <text:p text:style-name="P1"><text:span text:style-name="Strong_20_Emphasis">La Lágrima del Hombre de Cristal (Aeternus)</text:span><text:line-break/>Un cristal que brota de Aeternus cuando revive una memoria profunda. Representa el conocimiento olvidado y el sacrificio de la ciencia.</text:p>
        </text:list-item>
        <text:list-item>
          <text:p text:style-name="P1"><text:span text:style-name="Strong_20_Emphasis">El Fuego Azul del Herrero</text:span><text:line-break/>Una llama mágica encendida en la herrería de Tharok, forjada solo cuando se combina valor, dolor y esperanza. Es necesario para leer los textos ocultos del códice.</text:p>
        </text:list-item>
        <text:list-item>
          <text:p text:style-name="P1"><text:span text:style-name="Strong_20_Emphasis">El Amuleto de Mag (la abuela de Elara)</text:span><text:line-break/>Robado por el cuervo en el capítulo 4. Contiene parte del linaje de Elara y un poder antiguo que conecta con su misión.</text:p>
        </text:list-item>
        <text:list-item>
          <text:p text:style-name="P1"><text:span text:style-name="Strong_20_Emphasis">El Voto del Guardián del Bosque (un personaje futuro)</text:span><text:line-break/>Un ser antiguo debe dar su bendición al elegido. Es una criatura neutral que solo se alinea con el equilibrio del mundo.</text:p>
        </text:list-item>
      </text:list>
      <text:p text:style-name="Horizontal_20_Line"/>
      <text:h text:style-name="Heading_20_3" text:outline-level="3"><text:soft-page-break/>⚔️ <text:span text:style-name="Strong_20_Emphasis">Objetivos Secundarios para ambos bandos</text:span></text:h>
      <text:list xml:id="list1452510168" text:style-name="L2">
        <text:list-item>
          <text:p text:style-name="P2"><text:span text:style-name="Strong_20_Emphasis">Elara:</text:span></text:p>
          <text:list>
            <text:list-item>
              <text:p text:style-name="P2">Reunir los elementos sin que caigan en manos del enemigo.</text:p>
            </text:list-item>
            <text:list-item>
              <text:p text:style-name="P2">Descubrir y aceptar que es la elegida.</text:p>
            </text:list-item>
            <text:list-item>
              <text:p text:style-name="P2">Crear una red de aliados fieles.</text:p>
            </text:list-item>
            <text:list-item>
              <text:p text:style-name="P2">Entender el propósito del Códice.</text:p>
            </text:list-item>
            <text:list-item>
              <text:p text:style-name="P2">Curar los daños del pasado causados por Morgerathus (como Acquahntis).</text:p>
            </text:list-item>
            <text:list-item>
              <text:p text:style-name="P2">Desarrollar sus habilidades (magia, lógica, intuición, ciencia).</text:p>
            </text:list-item>
            <text:list-item>
              <text:p text:style-name="P2">Proteger a Skira, Aeternus y Tharok en momentos críticos.</text:p>
            </text:list-item>
          </text:list>
        </text:list-item>
        <text:list-item>
          <text:p text:style-name="P2"><text:span text:style-name="Strong_20_Emphasis">Morgerathus:</text:span></text:p>
          <text:list>
            <text:list-item>
              <text:p text:style-name="P2">Encontrar y corromper los elementos del sello.</text:p>
            </text:list-item>
            <text:list-item>
              <text:p text:style-name="P2">Sembrar desconfianza en Elara y sus aliados.</text:p>
            </text:list-item>
            <text:list-item>
              <text:p text:style-name="P2">Manipular a personajes neutrales (como el Guardián del Bosque).</text:p>
            </text:list-item>
            <text:list-item>
              <text:p text:style-name="P2">Construir un ejército de soldados sin alma.</text:p>
            </text:list-item>
            <text:list-item>
              <text:p text:style-name="P2">Usar la oscuridad para debilitar los lugares de poder mágico.</text:p>
            </text:list-item>
            <text:list-item>
              <text:p text:style-name="P2">Intentar acceder al Códice por medios oscuros, aunque incompletos.</text:p>
            </text:list-item>
            <text:list-item>
              <text:p text:style-name="P2">Crear una copia oscura del Códice con fragmentos robados (falsa verdad).</text:p>
            </text:list-item>
          </text:list>
        </text:list-item>
      </text:list>
      <text:p text:style-name="Horizontal_20_Line"/>
      <text:h text:style-name="Heading_20_3" text:outline-level="3">🎭 <text:span text:style-name="Strong_20_Emphasis">Giros Narrativos Posibles con estos Objetivos</text:span></text:h>
      <text:list xml:id="list1194630020" text:style-name="L3">
        <text:list-item>
          <text:p text:style-name="P3">Morgerathus logra obtener uno de los elementos antes que Elara.</text:p>
        </text:list-item>
        <text:list-item>
          <text:p text:style-name="P3">Elara tiene que elegir entre salvar a un aliado o conseguir un objeto clave.</text:p>
        </text:list-item>
        <text:list-item>
          <text:p text:style-name="P3">Uno de los objetos resulta falso, llevado por un traidor.</text:p>
        </text:list-item>
        <text:list-item>
          <text:p text:style-name="P3">Elara piensa que no es la elegida, pero descubre que su valor o virtud es lo que la hace digna.</text:p>
        </text:list-item>
        <text:list-item>
          <text:p text:style-name="P3">Morgerathus intenta corromper a Skira o Aeternus.</text:p>
        </text:list-item>
        <text:list-item>
          <text:p text:style-name="P3">El Códice empieza a abrirse antes de estar completo, causando visiones peligrosas.</text:p>
        </text:list-item>
        <text:list-item>
          <text:p text:style-name="P3">Elara y Morgerathus deben colaborar momentáneamente por una amenaza mayor.</text:p>
        </text:list-item>
      </text:list>
      <text:p text:style-name="Horizontal_20_Line"/>
      <text:p text:style-name="Text_20_body">¿Te gustaría que desarrollemos una tabla de capítulos indicando en cuál de ellos podría aparecer o desarrollarse cada uno de estos elemento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3T09:43:38.411000000</meta:creation-date>
    <dc:date>2025-04-13T09:47:36.034000000</dc:date>
    <meta:editing-duration>PT3M57S</meta:editing-duration>
    <meta:editing-cycles>1</meta:editing-cycles>
    <meta:document-statistic meta:table-count="0" meta:image-count="0" meta:object-count="0" meta:page-count="2" meta:paragraph-count="37" meta:word-count="582" meta:character-count="3469" meta:non-whitespace-character-count="2954"/>
    <meta:generator>LibreOffice/7.3.5.2$Windows_X86_64 LibreOffice_project/184fe81b8c8c30d8b5082578aee2fed2ea847c01</meta:generator>
  </office:meta>
</office:document-meta>
</file>